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BridgeContext.PDFBridgeContext( UserAgent userAgent , DocumentLoader documentLoader , FontInfo fontInfo , ImageManager imageManager , ImageSessionContext imageSessionContext , AffineTransform linkTrans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BridgeContext.PDFBridgeContext( UserAgent userAgent , FontInfo fontInfo , ImageManager imageManager , ImageSessionContext imageSess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BridgeContext.PDFBridgeContext( SVGUserAgent userAgent , FontInfo fontInfo , ImageManager imageManager , ImageSessionContext imageSessionContext , AffineTransform linkTrans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BridgeContext.createBridg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BridgeContext.registerSVGBridg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